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marker-start-width="0.276cm" draw:marker-end-width="0.276cm"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marker-start-width="0.276cm" draw:marker-end-width="0.276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1" draw:layer="layout" svg:width="5.715cm" svg:height="5.715cm" svg:x="7.35cm" svg:y="6.08cm">
          <text:p text:style-name="P2"/>
        </draw:circle>
        <draw:circle draw:style-name="gr2" draw:text-style-name="P1" draw:layer="layout" svg:width="7.62cm" svg:height="7.62cm" svg:x="6.36cm" svg:y="5.2cm">
          <text:p text:style-name="P2"/>
        </draw:circle>
        <draw:circle draw:style-name="gr1" draw:text-style-name="P1" draw:layer="layout" svg:width="0.254cm" svg:height="0.254cm" svg:x="6.94cm" svg:y="6.715cm">
          <text:p text:style-name="P2"/>
        </draw:circle>
        <draw:circle draw:style-name="gr1" draw:text-style-name="P1" draw:layer="layout" svg:width="0.254cm" svg:height="0.254cm" svg:x="8.24cm" svg:y="5.515cm">
          <text:p text:style-name="P2"/>
        </draw:circle>
        <draw:line draw:style-name="gr3" draw:text-style-name="P1" draw:layer="layout" svg:x1="7.065cm" svg:y1="6.855cm" svg:x2="8.335cm" svg:y2="4.95cm">
          <text:p text:style-name="P2"/>
        </draw:line>
        <draw:line draw:style-name="gr3" draw:text-style-name="P1" draw:layer="layout" svg:x1="7.066cm" svg:y1="6.854cm" svg:x2="8.616cm" svg:y2="7.949cm">
          <text:p text:style-name="P2"/>
        </draw:line>
        <draw:line draw:style-name="gr4" draw:text-style-name="P1" draw:layer="layout" svg:x1="8.366cm" svg:y1="5.648cm" svg:x2="7.401cm" svg:y2="7.096cm">
          <text:p text:style-name="P2"/>
        </draw:line>
        <draw:line draw:style-name="gr4" draw:text-style-name="P1" draw:layer="layout" svg:x1="8.01cm" svg:y1="5.445cm" svg:x2="8.366cm" svg:y2="5.648cm">
          <text:p text:style-name="P2"/>
        </draw:line>
        <draw:frame draw:style-name="gr5" draw:layer="layout" svg:width="2.051cm" svg:height="0.962cm" svg:x="7.35cm" svg:y="4.175cm">
          <draw:text-box>
            <text:p text:style-name="P2">North</text:p>
          </draw:text-box>
        </draw:frame>
        <draw:frame draw:style-name="gr5" draw:layer="layout" svg:width="2.123cm" svg:height="0.962cm" svg:x="8.402cm" svg:y="7.35cm">
          <draw:text-box>
            <text:p text:style-name="P2">Dow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creation-date>2009-11-02T16:18:54</meta:creation-date>
    <dc:date>2009-11-10T08:33:55</dc:date>
    <meta:editing-cycles>2</meta:editing-cycles>
    <meta:editing-duration>PT1H15M48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